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1B97891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Verdana1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line-height="107%" fo:break-before="auto" fo:break-after="auto" style:writing-mode="lr-tb"/>
    </style:style>
    <style:style style:name="P3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9e67f" officeooo:paragraph-rsid="0009e67f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5" style:family="paragraph" style:parent-style-name="Standard">
      <style:paragraph-properties fo:line-height="150%" fo:break-before="auto" fo:break-after="auto" style:writing-mode="lr-tb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P6" style:family="paragraph" style:parent-style-name="Standard">
      <style:paragraph-properties fo:line-height="150%" fo:break-before="auto" fo:break-after="auto" style:writing-mode="lr-tb"/>
      <style:text-properties fo:color="#000000" style:font-name="Times New Roman" fo:font-size="11pt" fo:language="pt" fo:country="BR" style:font-size-asian="11pt" style:font-size-complex="11pt"/>
    </style:style>
    <style:style style:name="P7" style:family="paragraph" style:parent-style-name="Standard">
      <style:paragraph-properties fo:line-height="150%" fo:break-before="auto" fo:break-after="auto" style:writing-mode="lr-tb"/>
      <style:text-properties fo:color="#000000" style:font-name="Times New Roman" fo:font-size="11pt" fo:language="pt" fo:country="BR" officeooo:paragraph-rsid="0009e67f" style:font-size-asian="11pt" style:font-size-complex="11pt"/>
    </style:style>
    <style:style style:name="P8" style:family="paragraph" style:parent-style-name="Standard">
      <style:paragraph-properties fo:line-height="150%" fo:break-before="auto" fo:break-after="auto" style:writing-mode="lr-tb"/>
      <style:text-properties fo:color="#000000" style:font-name="Times New Roman" fo:font-size="11pt" fo:language="pt" fo:country="BR" style:font-name-asian="Times New Roman" style:font-size-asian="11pt" style:font-name-complex="Times New Roman" style:font-size-complex="11pt"/>
    </style:style>
    <style:style style:name="P9" style:family="paragraph" style:parent-style-name="Standard">
      <style:paragraph-properties fo:line-height="150%" style:writing-mode="lr-tb"/>
      <style:text-properties fo:color="#000000" style:font-name="Times New Roman" fo:font-size="11pt" officeooo:paragraph-rsid="000753d3" style:font-name-asian="Times New Roman" style:font-size-asian="11pt" style:font-name-complex="Times New Roman" style:font-size-complex="11pt"/>
    </style:style>
    <style:style style:name="P10" style:family="paragraph" style:parent-style-name="Standard">
      <style:paragraph-properties fo:line-height="150%" style:writing-mode="lr-tb"/>
      <style:text-properties fo:color="#000000" style:font-name="Times New Roman" fo:font-size="11pt" fo:language="pt" fo:country="BR" officeooo:rsid="0009e67f" officeooo:paragraph-rsid="0009e67f" style:font-size-asian="11pt" style:font-size-complex="11pt"/>
    </style:style>
    <style:style style:name="P11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  <style:text-properties fo:color="#000000" style:font-name="Times New Roman" fo:font-size="11pt" fo:language="pt" fo:country="BR" style:font-size-asian="11pt" style:font-size-complex="11pt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officeooo:rsid="0009e67f"/>
    </style:style>
    <style:style style:name="T4" style:family="text">
      <style:text-properties fo:font-variant="normal" fo:text-transform="none" fo:letter-spacing="normal" fo:font-style="normal" fo:font-weight="normal" style:font-name-asian="Times New Roman" style:font-name-complex="Times New Roman"/>
    </style:style>
    <style:style style:name="T5" style:family="text">
      <style:text-properties fo:font-weight="bold" style:font-name-asian="Times New Roman" style:font-weight-asian="bold" style:font-name-complex="Times New Roman" style:font-weight-complex="bold"/>
    </style:style>
    <style:style style:name="T6" style:family="text">
      <style:text-properties fo:font-weight="bold" officeooo:rsid="0009e67f" style:font-name-asian="Times New Roman" style:font-weight-asian="bold" style:font-name-complex="Times New Roman" style:font-weight-complex="bold"/>
    </style:style>
    <style:style style:name="T7" style:family="text">
      <style:text-properties style:font-name-asian="Times New Roman" style:font-name-complex="Times New Roman"/>
    </style:style>
    <style:style style:name="T8" style:family="text">
      <style:text-properties officeooo:rsid="0009e67f" style:font-name-asian="Times New Roman" style:font-name-complex="Times New Roman"/>
    </style:style>
    <style:style style:name="T9" style:family="text">
      <style:text-properties fo:language="pt" fo:country="BR" officeooo:rsid="000753d3"/>
    </style:style>
    <style:style style:name="T10" style:family="text">
      <style:text-properties fo:language="pt" fo:country="BR" officeooo:rsid="0009e67f"/>
    </style:style>
    <style:style style:name="T11" style:family="text"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5">Aluno</text:span><text:span text:style-name="T7">: </text:span><text:span text:style-name="T8">Ana Cláudia Santana Moreira</text:span><text:span text:style-name="T7"><text:tab/><text:tab/><text:tab/><text:tab/><text:tab/></text:span><text:span text:style-name="T5">Data:</text:span><text:span text:style-name="T7"> </text:span><text:span text:style-name="T8">10</text:span><text:span text:style-name="T7">/</text:span><text:span text:style-name="T8">10</text:span><text:span text:style-name="T7">/</text:span><text:span text:style-name="T8">2013</text:span></text:p>
      <text:p text:style-name="P6"><text:span text:style-name="T5">Fase/Iteração:</text:span><text:span text:style-name="T7"> </text:span><text:span text:style-name="T8">Segunda Sprint<text:tab/><text:tab/><text:tab/></text:span><text:span text:style-name="T7"><text:tab/><text:tab/></text:span><text:span text:style-name="T5">Esforço Total:</text:span><text:span text:style-name="T7"> </text:span><text:span text:style-name="T8">6 horas.</text:span></text:p>
      <text:p text:style-name="P8"/>
      <text:p text:style-name="P6"><text:span text:style-name="T5">Atividade: </text:span><text:span text:style-name="T6">Verificar documento de requisitos</text:span><text:span text:style-name="T7"><text:tab/><text:tab/></text:span><text:span text:style-name="T5">Esforço: </text:span><text:span text:style-name="T6">6 horas.</text:span></text:p>
      <text:p text:style-name="P7"><text:span text:style-name="T7">Descrição: </text:span><text:span text:style-name="T8">V</text:span><text:span text:style-name="T4">erificação intermediária do documento de requisitos que está sendo produzido.</text:span><text:span text:style-name="T7"> </text:span><text:span text:style-name="T8">Foi reportado a equipe de requisitos as inconsistências (no próprio documento que está sendo criado no Google Docs, através de comentários e verbalmente), de acordo com o que já foi produzido. Repassado via email aos interessados tópicos importantes para a produção de um bom documento de especificação de requisitos. </text:span></text:p>
      <text:p text:style-name="P10"><text:span text:style-name="T8">P</text:span><text:span text:style-name="T7">ara a realização destas atividades foi necessário o estudo da norma IEEE830.</text:span></text:p>
      <text:p text:style-name="P6"><text:span text:style-name="T7">Produtos: </text:span><text:span text:style-name="T8">Não se aplica.</text:span></text:p>
      <text:p text:style-name="P8">Equipe: <text:span text:style-name="T3">Não se aplica.</text:span></text:p>
      <text:p text:style-name="P9"><text:span text:style-name="T9">Artefato: </text:span><text:span text:style-name="T10">Não se aplica.</text:span></text:p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Verdana" svg:font-family="Verdana"/>
    <style:font-face style:name="Verdana1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9e67f" officeooo:paragraph-rsid="0009e67f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 de Software – Instituto de Informática – Universidade Federal de Goiás</text:span><draw:frame draw:style-name="Mfr1" draw:name="figuras1" text:anchor-type="char" svg:x="14.58cm" svg:y="0cm" svg:width="2.256cm" svg:height="1.469cm" draw:z-index="0"><draw:image xlink:href="Pictures/1000020100000140000000F01B97891D.png" xlink:type="simple" xlink:show="embed" xlink:actuate="onLoad"/></draw:frame></text:p>
        <text:p text:style-name="MP2">RELPREV</text:p>
        <text:p text:style-name="MP3"><text:span text:style-name="MT2">Relatório 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Windows_x86 LibreOffice_project/7e4286b58adc75a14f6d83f53a03b6c11fa2903</meta:generator>
    <dc:title/>
    <meta:initial-creator/>
    <meta:editing-cycles>2</meta:editing-cycles>
    <dc:date>2013-10-11T14:55:13.492000000</dc:date>
    <meta:editing-duration>P0D</meta:editing-duration>
    <meta:document-statistic meta:table-count="0" meta:image-count="1" meta:object-count="0" meta:page-count="1" meta:paragraph-count="12" meta:word-count="119" meta:character-count="836" meta:non-whitespace-character-count="715"/>
  </office:meta>
</office:document-meta>
</file>